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e682" officeooo:paragraph-rsid="0019e682"/>
    </style:style>
    <style:style style:name="P2" style:family="paragraph" style:parent-style-name="Standard">
      <style:text-properties officeooo:rsid="0019e682" officeooo:paragraph-rsid="0019e682"/>
    </style:style>
    <style:style style:name="T1" style:family="text">
      <style:text-properties officeooo:rsid="001a4bd6"/>
    </style:style>
    <style:style style:name="T2" style:family="text">
      <style:text-properties officeooo:rsid="001c4a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for simulate a hand in ROS:</text:p>
      <text:p text:style-name="P1">- build dae file from stl</text:p>
      <text:p text:style-name="P1">- bind the dea file in a packgae folder</text:p>
      <text:p text:style-name="P1">- <text:span text:style-name="T1">creat the urde file</text:span></text:p>
      <text:p text:style-name="P1">- <text:span text:style-name="T1">check the urdf file: check_urdf &lt;filename&gt;</text:span></text:p>
      <text:p text:style-name="P1">- <text:span text:style-name="T2">see urdf structur: urdf_to_graphiz urdf_tutorial/urdf/hand_base.urdf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3T16:00:24.202077312</meta:creation-date>
    <dc:date>2021-05-03T19:24:45.955189826</dc:date>
    <meta:editing-duration>PT3M4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40" meta:character-count="239" meta:non-whitespace-character-count="204"/>
  </office:meta>
</office:document-meta>
</file>